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edula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pension</text:p>
          </table:table-cell>
          <table:table-cell office:value-type="string" calcext:value-type="string">
            <text:p>arl</text:p>
          </table:table-cell>
          <table:table-cell office:value-type="string" calcext:value-type="string">
            <text:p>caja compensacion</text:p>
          </table:table-cell>
        </table:table-row>
        <table:table-row table:style-name="ro1">
          <table:table-cell office:value-type="float" office:value="1019009637" calcext:value-type="float">
            <text:p>1019009637</text:p>
          </table:table-cell>
          <table:table-cell office:value-type="float" office:value="860066942" calcext:value-type="float">
            <text:p>860066942</text:p>
          </table:table-cell>
          <table:table-cell office:value-type="float" office:value="800227940" calcext:value-type="float">
            <text:p>800227940</text:p>
          </table:table-cell>
          <table:table-cell office:value-type="float" office:value="860002503" calcext:value-type="float">
            <text:p>860002503</text:p>
          </table:table-cell>
          <table:table-cell office:value-type="float" office:value="860013570" calcext:value-type="float">
            <text:p>860013570</text:p>
          </table:table-cell>
        </table:table-row>
        <table:table-row table:style-name="ro1">
          <table:table-cell office:value-type="float" office:value="1019028158" calcext:value-type="float">
            <text:p>1019028158</text:p>
          </table:table-cell>
          <table:table-cell office:value-type="float" office:value="830003564" calcext:value-type="float">
            <text:p>830003564</text:p>
          </table:table-cell>
          <table:table-cell office:value-type="float" office:value="800227940" calcext:value-type="float">
            <text:p>800227940</text:p>
          </table:table-cell>
          <table:table-cell office:value-type="float" office:value="860002503" calcext:value-type="float">
            <text:p>860002503</text:p>
          </table:table-cell>
          <table:table-cell office:value-type="float" office:value="860013570" calcext:value-type="float">
            <text:p>860013570</text:p>
          </table:table-cell>
        </table:table-row>
        <table:table-row table:style-name="ro1">
          <table:table-cell office:value-type="float" office:value="1019048542" calcext:value-type="float">
            <text:p>1019048542</text:p>
          </table:table-cell>
          <table:table-cell office:value-type="float" office:value="800088702" calcext:value-type="float">
            <text:p>800088702</text:p>
          </table:table-cell>
          <table:table-cell office:value-type="float" office:value="800224808" calcext:value-type="float">
            <text:p>800224808</text:p>
          </table:table-cell>
          <table:table-cell office:value-type="float" office:value="860002503" calcext:value-type="float">
            <text:p>860002503</text:p>
          </table:table-cell>
          <table:table-cell office:value-type="float" office:value="890200106" calcext:value-type="float">
            <text:p>890200106</text:p>
          </table:table-cell>
        </table:table-row>
        <table:table-row table:style-name="ro1">
          <table:table-cell office:value-type="float" office:value="1022376736" calcext:value-type="float">
            <text:p>1022376736</text:p>
          </table:table-cell>
          <table:table-cell office:value-type="float" office:value="800251440" calcext:value-type="float">
            <text:p>800251440</text:p>
          </table:table-cell>
          <table:table-cell office:value-type="float" office:value="800224808" calcext:value-type="float">
            <text:p>800224808</text:p>
          </table:table-cell>
          <table:table-cell office:value-type="float" office:value="860002503" calcext:value-type="float">
            <text:p>860002503</text:p>
          </table:table-cell>
          <table:table-cell office:value-type="float" office:value="860013570" calcext:value-type="float">
            <text:p>860013570</text:p>
          </table:table-cell>
        </table:table-row>
        <table:table-row table:style-name="ro1">
          <table:table-cell office:value-type="float" office:value="1043022289" calcext:value-type="float">
            <text:p>1043022289</text:p>
          </table:table-cell>
          <table:table-cell office:value-type="float" office:value="800130907" calcext:value-type="float">
            <text:p>800130907</text:p>
          </table:table-cell>
          <table:table-cell office:value-type="float" office:value="800224808" calcext:value-type="float">
            <text:p>800224808</text:p>
          </table:table-cell>
          <table:table-cell office:value-type="float" office:value="860002503" calcext:value-type="float">
            <text:p>860002503</text:p>
          </table:table-cell>
          <table:table-cell office:value-type="float" office:value="890102044" calcext:value-type="float">
            <text:p>890102044</text:p>
          </table:table-cell>
        </table:table-row>
        <table:table-row table:style-name="ro1">
          <table:table-cell office:value-type="float" office:value="1052080541" calcext:value-type="float">
            <text:p>1052080541</text:p>
          </table:table-cell>
          <table:table-cell office:value-type="float" office:value="806008394" calcext:value-type="float">
            <text:p>806008394</text:p>
          </table:table-cell>
          <table:table-cell office:value-type="float" office:value="800229739" calcext:value-type="float">
            <text:p>800229739</text:p>
          </table:table-cell>
          <table:table-cell office:value-type="float" office:value="860002503" calcext:value-type="float">
            <text:p>860002503</text:p>
          </table:table-cell>
          <table:table-cell office:value-type="float" office:value="890480023" calcext:value-type="float">
            <text:p>890480023</text:p>
          </table:table-cell>
        </table:table-row>
        <table:table-row table:style-name="ro1">
          <table:table-cell office:value-type="float" office:value="1067851826" calcext:value-type="float">
            <text:p>1067851826</text:p>
          </table:table-cell>
          <table:table-cell office:value-type="float" office:value="800130907" calcext:value-type="float">
            <text:p>800130907</text:p>
          </table:table-cell>
          <table:table-cell office:value-type="float" office:value="800224808" calcext:value-type="float">
            <text:p>800224808</text:p>
          </table:table-cell>
          <table:table-cell office:value-type="float" office:value="860002503" calcext:value-type="float">
            <text:p>860002503</text:p>
          </table:table-cell>
          <table:table-cell office:value-type="float" office:value="890102044" calcext:value-type="float">
            <text:p>890102044</text:p>
          </table:table-cell>
        </table:table-row>
        <table:table-row table:style-name="ro1">
          <table:table-cell office:value-type="float" office:value="1069433545" calcext:value-type="float">
            <text:p>1069433545</text:p>
          </table:table-cell>
          <table:table-cell office:value-type="float" office:value="900156264" calcext:value-type="float">
            <text:p>900156264</text:p>
          </table:table-cell>
          <table:table-cell office:value-type="float" office:value="800224808" calcext:value-type="float">
            <text:p>800224808</text:p>
          </table:table-cell>
          <table:table-cell office:value-type="float" office:value="860002503" calcext:value-type="float">
            <text:p>860002503</text:p>
          </table:table-cell>
          <table:table-cell office:value-type="float" office:value="860013570" calcext:value-type="float">
            <text:p>8600135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07:53:44.457986962</meta:creation-date>
    <dc:date>2021-10-08T07:54:08.516414435</dc:date>
    <meta:editing-duration>PT24S</meta:editing-duration>
    <meta:editing-cycles>1</meta:editing-cycles>
    <meta:document-statistic meta:table-count="1" meta:cell-count="45" meta:object-count="0"/>
    <meta:generator>LibreOffice/6.4.7.2$Linux_X86_64 LibreOffice_project/40$Build-2</meta:generator>
  </office:meta>
</office:document-meta>
</file>